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0.9cm" svg:x="8.7cm" svg:y="1.4cm">
          <text:p text:style-name="P1">Print Sta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7cm" svg:y1="2.2cm" svg:x2="5.8cm" svg:y2="3.8cm">
          <text:p/>
        </draw:line>
        <draw:custom-shape draw:style-name="gr1" draw:text-style-name="P2" draw:layer="layout" svg:width="5cm" svg:height="1.1cm" svg:x="2.1cm" svg:y="3.8cm">
          <text:p text:style-name="P1"><text:span text:style-name="T1">Input number of sta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2" draw:text-style-name="P1" draw:layer="layout" svg:x1="6.181cm" svg:y1="2.997cm" svg:x2="7.672cm" svg:y2="2cm">
            <text:p/>
          </draw:line>
          <draw:custom-shape draw:style-name="gr1" draw:text-style-name="P2" draw:layer="layout" svg:width="1.324cm" svg:height="1.088cm" draw:transform="skewX (-0.000872664625997157) rotate (0.589223155473286) translate (5.4cm 2.771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cm" svg:y1="2.3cm" svg:x2="10.4cm" svg:y2="4.6cm">
            <text:p/>
          </draw:line>
        </draw:g>
        <draw:custom-shape draw:style-name="gr1" draw:text-style-name="P2" draw:layer="layout" svg:width="3.6cm" svg:height="1cm" svg:x="9.5cm" svg:y="4.5cm">
          <text:p text:style-name="P1"><text:span text:style-name="T1">Number = o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cm" svg:height="1.1cm" svg:x="10.6cm" svg:y="5.6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0.7cm" svg:y1="6.2cm" svg:x2="9.3cm" svg:y2="8.8cm">
          <text:p/>
        </draw:line>
        <draw:frame draw:style-name="gr3" draw:layer="layout" svg:width="1.2cm" svg:height="1.15cm" svg:x="9.7cm" svg:y="6cm">
          <draw:text-box>
            <text:p>T</text:p>
          </draw:text-box>
        </draw:frame>
        <draw:g>
          <draw:line draw:style-name="gr2" draw:text-style-name="P1" draw:layer="layout" svg:x1="9.869cm" svg:y1="2.818cm" svg:x2="9.797cm" svg:y2="4.001cm">
            <text:p/>
          </draw:line>
          <draw:custom-shape draw:style-name="gr1" draw:text-style-name="P2" draw:layer="layout" svg:width="0.874cm" svg:height="0.718cm" draw:transform="rotate (-1.6313592518391) translate (10.3cm 2.497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10.671cm" svg:y1="7.074cm" svg:x2="10.079cm" svg:y2="8.1cm">
            <text:p/>
          </draw:line>
          <draw:custom-shape draw:style-name="gr1" draw:text-style-name="P2" draw:layer="layout" svg:width="0.874cm" svg:height="0.718cm" draw:transform="rotate (-2.094220569468) translate (11.2cm 6.98cm)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3cm" svg:height="0.9cm" svg:x="8.1cm" svg:y="9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4:23:54.899000000</meta:creation-date>
    <dc:date>2014-12-02T14:37:08.252000000</dc:date>
    <meta:editing-duration>P0D</meta:editing-duration>
    <meta:editing-cycles>1</meta:editing-cycles>
    <meta:document-statistic meta:object-count="18"/>
    <meta:generator>LibreOffice/4.2.5.2$Windows_x86 LibreOffice_project/61cb170a04bb1f12e77c884eab9192be736ec5f5</meta:generator>
  </office:meta>
</office:document-meta>
</file>